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206d" officeooo:paragraph-rsid="001a206d"/>
    </style:style>
    <style:style style:name="P2" style:family="paragraph" style:parent-style-name="Standard">
      <style:text-properties officeooo:paragraph-rsid="001a206d"/>
    </style:style>
    <style:style style:name="T1" style:family="text">
      <style:text-properties officeooo:rsid="001a206d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an stoped cotainer using specfic port number</text:p>
      <text:p text:style-name="P1"/>
      <text:p text:style-name="P1">Edit <text:span text:style-name="Source_20_Text"><text:span text:style-name="T2">hostconfig.json</text:span></text:span> and <text:span text:style-name="Source_20_Text"><text:span text:style-name="T2">config.v2.json</text:span></text:span><text:span text:style-name="T2"> </text:span>files of the respective container by adding your port to <text:span text:style-name="Source_20_Text"><text:span text:style-name="T2">PortBindings</text:span></text:span> key and <text:span text:style-name="Source_20_Text"><text:span text:style-name="T2">ExposedPorts</text:span></text:span> key respectively.</text:p>
      <text:p text:style-name="P1"/>
      <text:p text:style-name="P2"><text:span text:style-name="T1">Note: hostconfig.json <text:s text:c="2"/></text:span><text:span text:style-name="Source_20_Text">/var/lib/docker/containers/&lt;container-id&gt;</text:span>.</text:p>
      <text:p text:style-name="P1"/>
      <text:p text:style-name="P1">You'll require <text:span text:style-name="Source_20_Text">sudo</text:span> access, or as <text:span text:style-name="Source_20_Text">root</text:span> user. Then run <text:span text:style-name="Source_20_Text">systemctl stop docker</text:span> and then run <text:span text:style-name="Source_20_Text">systemctl start docker</text:span>.</text:p>
      <text:p text:style-name="P1"/>
      <text:p text:style-name="P1">Finally start your container using <text:span text:style-name="Source_20_Text">docker start &lt;container-name/container-id&gt;</text:span>.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3:01:32.936818878</meta:creation-date>
    <dc:date>2020-01-02T13:06:03.392843956</dc:date>
    <meta:editing-duration>PT4M31S</meta:editing-duration>
    <meta:editing-cycles>1</meta:editing-cycles>
    <meta:document-statistic meta:table-count="0" meta:image-count="0" meta:object-count="0" meta:page-count="1" meta:paragraph-count="5" meta:word-count="58" meta:character-count="455" meta:non-whitespace-character-count="400"/>
    <meta:generator>LibreOffice/6.0.7.3$Linux_X86_64 LibreOffice_project/00m0$Build-3</meta:generator>
  </office:meta>
</office:document-meta>
</file>